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4792" calcext:value-type="float">
            <text:p>55.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128" calcext:value-type="float">
            <text:p>55.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2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9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424" calcext:value-type="float">
            <text:p>56.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6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136" calcext:value-type="float">
            <text:p>56.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198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0488" calcext:value-type="float">
            <text:p>61.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928099194101</text:p>
          </table:table-cell>
          <table:table-cell office:value-type="string" calcext:value-type="string">
            <text:p>4N 18W 11CB:G-030960</text:p>
          </table:table-cell>
          <table:table-cell office:value-type="string" calcext:value-type="string">
            <text:p>1968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